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paragraph-properties>
        <style:tab-stops>
          <style:tab-stop style:type="left" style:position="0.4923in"/>
          <style:tab-stop style:type="left" style:position="0.9847in"/>
          <style:tab-stop style:type="left" style:position="1.477in"/>
          <style:tab-stop style:type="left" style:position="1.9694in"/>
          <style:tab-stop style:type="left" style:position="2.4618in"/>
          <style:tab-stop style:type="left" style:position="2.9541in"/>
          <style:tab-stop style:type="left" style:position="3.4465in"/>
          <style:tab-stop style:type="left" style:position="3.9388in"/>
          <style:tab-stop style:type="left" style:position="4.4312in"/>
          <style:tab-stop style:type="left" style:position="5.0166in"/>
        </style:tab-stops>
      </style:paragraph-properties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/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text-indent="0.4923in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Standard" style:family="paragraph">
      <style:paragraph-properties fo:margin-left="0.9833in">
        <style:tab-stops/>
      </style:paragraph-properties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OMP 2005 – Group 2</text:p>
      <text:p text:style-name="Standard"/>
      <text:p text:style-name="Standard"><text:span text:style-name="T2">Use case name</text:span>: “Set up a game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<text:s/><text:span text:style-name="T8">The User(s):<text:s/></text:span>When setting up a new game, the user(s) wants to easily observe the output of the game setup including the board<text:s/>(either simple or complex), the difficulty (either easy or hard), the robot pieces, and the target squares.</text:p>
      <text:p text:style-name="Standard"><text:tab/>-Game is designed for children so want set up to be implemented with a simple push of a button or selection of “New Game”.</text:p>
      <text:p text:style-name="P9"/>
      <text:p text:style-name="P10">Preconditions:</text:p>
      <text:p text:style-name="Standard"><text:span text:style-name="T11"><text:tab/></text:span>- The user should be presented with the option to play by starting a new game or loading a saved version.</text:p>
      <text:p text:style-name="P12"><text:tab/></text:p>
      <text:p text:style-name="P13">Success Guarantee (Post-conditions):</text:p>
      <text:p text:style-name="P14"><text:span text:style-name="T15"><text:tab/>-</text:span>The user sets the number of non-computer players (max of 4).</text:p>
      <text:p text:style-name="Standard"><text:tab/>-If the user chooses less than 4 non-computer players, the rest of the players are set up as computer players and each computer player is initialized with a different name (i.e. Computer1, Computer2..).</text:p>
      <text:p text:style-name="Standard"><text:tab/>-The user selects<text:s/>computer players difficulty (easy or hard). <text:s/></text:p>
      <text:p text:style-name="Standard"><text:span text:style-name="T16"><text:tab/></text:span>-On setting up a new game, the game board is initialized based on the users selection of “simple” or “complex”. The board must be assembled so that there is 4 different sections <text:s/>and each of the 4 robot pieces must be placed on the<text:s/>board randomly such that none of the pieces are placed on a target square.<text:s/><text:tab/></text:p>
      <text:p text:style-name="Standard"><text:tab/>-Each player should start the game with 0 points<text:s/>and a robot piece.</text:p>
      <text:p text:style-name="Standard"/>
      <text:p text:style-name="P17">Main Success Scenario:</text:p>
      <text:list text:style-name="LFO1" text:continue-numbering="true">
        <text:list-item>
          <text:p text:style-name="P18">The user(s) requests to start a new game<text:s/><text:span text:style-name="T19">[Alt 1: The user chooses to load a saved game, exit the game]</text:span><text:span text:style-name="T20"><text:tab/></text:span></text:p>
        </text:list-item>
        <text:list-item>
          <text:p text:style-name="P21">The system gives the user the options for type of board, the difficulty<text:s/>of the computer players, and the number of<text:s/>human<text:s/>players</text:p>
        </text:list-item>
        <text:list-item>
          <text:p text:style-name="P22">The user selects which type of board they will use (simple o<text:span text:style-name="T23">r</text:span><text:s/>complex)</text:p>
        </text:list-item>
        <text:list-item>
          <text:p text:style-name="P24">The system records this choice</text:p>
        </text:list-item>
        <text:list-item>
          <text:p text:style-name="P25">The user selects the number of non-computer players (always 4 players, if less than 4 non-computer players than computer players will fill in the rest)</text:p>
        </text:list-item>
        <text:list-item>
          <text:p text:style-name="P26">The system records the number of human players</text:p>
        </text:list-item>
        <text:list-item>
          <text:p text:style-name="P27">The user selects the difficulty of the computer players</text:p>
        </text:list-item>
        <text:list-item>
          <text:p text:style-name="P28">The system records the difficulty the user picks</text:p>
        </text:list-item>
        <text:list-item>
          <text:p text:style-name="P29">The system asks the user to confirm their selections</text:p>
        </text:list-item>
        <text:list-item>
          <text:p text:style-name="P30">The user confirms the selections</text:p>
        </text:list-item>
        <text:list-item>
          <text:p text:style-name="P31">The system initializes the type of board the user requested, generates a number of computer players based on how many human players the user added, and bases the computer players’ difficulty off the level of difficulty the user selected</text:p>
        </text:list-item>
        <text:list-item>
          <text:p text:style-name="P32">The system initializes each player’s total points to 0.</text:p>
        </text:list-item>
        <text:list-item>
          <text:p text:style-name="P33">The system initializes the game board with 4 sections, 4 robots pieces randomly placed, and 17 target squares randomly placed. Each robot piece is associated with a player.<text:s/><text:span text:style-name="T34">[Alt 3:</text:span><text:s/><text:span text:style-name="T35">The user decides to reset the game. Use case ends]</text:span></text:p>
        </text:list-item>
      </text:list>
      <text:p text:style-name="P36"/>
      <text:p text:style-name="P37">Alternate Flows:</text:p>
      <text:p text:style-name="Standard"><text:span text:style-name="T38"><text:tab/></text:span><text:span text:style-name="T39">Alt 1: Loading a saved game</text:span></text:p>
      <text:p text:style-name="Standard"><text:tab/><text:tab/>1. When loading a saved game, all conditions will already be guaranteed. Use case ends.<text:tab/></text:p>
      <text:p text:style-name="Standard"><text:tab/><text:span text:style-name="T40">Alt<text:s/></text:span><text:span text:style-name="T41">2</text:span><text:span text:style-name="T42">: Exit the game</text:span></text:p>
      <text:p text:style-name="Standard"><text:tab/><text:tab/>At any point, the user can exit the game. Use case ends.</text:p>
      <text:p text:style-name="P43"><text:span text:style-name="T44">Alt<text:s/></text:span><text:span text:style-name="T45">3</text:span><text:span text:style-name="T46">: Resetting the game</text:span></text:p>
      <text:p text:style-name="P47"><text:span text:style-name="T48">2.<text:s/></text:span>At any point, the user can reset the game to a new random configuration. Use case continues from step 2</text:p>
      <text:p text:style-name="Standard"><text:tab/></text:p>
      <text:p text:style-name="P49"/>
      <text:p text:style-name="P50">Exceptions:</text:p>
      <text:p text:style-name="Standard"><text:span text:style-name="T51"><text:tab/></text:span>-If at the start up any of the post-conditions are not met, the<text:s/>user will be prompted to start a new game.</text:p>
      <text:p text:style-name="P52"/>
      <text:p text:style-name="P53">Special Requirements:</text:p>
      <text:p text:style-name="Standard"><text:span text:style-name="T54"><text:tab/></text:span>-Colours for the board, robot pieces, and target squares must be selected to cater to users with colour vision deficiency and in such a manner that it is evident that all 4 robot pieces are<text:s/>a distinct colour<text:s/><text:span text:style-name="T55">and/or shape</text:span>.</text:p>
      <text:p text:style-name="Standard"><text:tab/>-If user choose complex board setup, must add diagonal road blocks with different rules depending on the colour.</text:p>
      <text:p text:style-name="Standard"/>
      <text:p text:style-name="P56">Open Issues:</text:p>
      <text:p text:style-name="Standard"><text:span text:style-name="T57"><text:tab/></text:span>-</text:p>
      <text:p text:style-name="Standard"><text:span text:style-name="T58"><text:tab/>-<text:s/></text:span>what is the best way to start a new game for those with color deficiency?</text:p>
      <text:p text:style-name="Textbody"><text:tab/>- what<text:s/>will be the main difference between easy and hard mode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2-10T18:26:00Z</meta:creation-date>
    <dc:date>2020-03-06T19:17:00Z</dc:date>
    <meta:template xlink:href="Normal" xlink:type="simple"/>
    <meta:editing-cycles>18</meta:editing-cycles>
    <meta:editing-duration>PT24180S</meta:editing-duration>
    <meta:document-statistic meta:page-count="2" meta:paragraph-count="7" meta:word-count="538" meta:character-count="3600" meta:row-count="25" meta:non-whitespace-character-count="3069"/>
  </office:meta>
</office:document-meta>
</file>